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Vemana2000" svg:font-family="Vemana200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Verdana" fo:font-weight="bold"/>
    </style:style>
    <style:style style:name="P2" style:family="paragraph" style:parent-style-name="Text_20_body">
      <style:text-properties style:font-name="Verdana" fo:font-weight="bold" officeooo:rsid="00202222" officeooo:paragraph-rsid="00202222"/>
    </style:style>
    <style:style style:name="P3" style:family="paragraph" style:parent-style-name="Text_20_body">
      <style:text-properties style:font-name="Verdana" fo:font-size="10pt"/>
    </style:style>
    <style:style style:name="P4" style:family="paragraph" style:parent-style-name="Text_20_body">
      <style:text-properties style:font-name="Verdana" fo:font-size="10pt" fo:font-weight="bold"/>
    </style:style>
    <style:style style:name="P5" style:family="paragraph" style:parent-style-name="Text_20_body">
      <style:text-properties style:font-name="Verdana" fo:font-weight="normal" officeooo:rsid="00202222" officeooo:paragraph-rsid="00202222" style:font-weight-asian="normal" style:font-weight-complex="normal"/>
    </style:style>
    <style:style style:name="P6" style:family="paragraph" style:parent-style-name="Text_20_body">
      <style:text-properties officeooo:paragraph-rsid="001aeffc"/>
    </style:style>
    <style:style style:name="P7" style:family="paragraph" style:parent-style-name="Text_20_body">
      <style:text-properties officeooo:paragraph-rsid="002227e7"/>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officeooo:paragraph-rsid="00183eda"/>
    </style:style>
    <style:style style:name="P10" style:family="paragraph" style:parent-style-name="Preformatted_20_Text">
      <style:text-properties officeooo:rsid="001a3409" officeooo:paragraph-rsid="001a3409"/>
    </style:style>
    <style:style style:name="P11" style:family="paragraph" style:parent-style-name="Preformatted_20_Text">
      <style:text-properties officeooo:paragraph-rsid="001a3409"/>
    </style:style>
    <style:style style:name="P12" style:family="paragraph" style:parent-style-name="Preformatted_20_Text">
      <style:paragraph-properties fo:margin-top="0in" fo:margin-bottom="0.1965in" style:contextual-spacing="false"/>
    </style:style>
    <style:style style:name="P13" style:family="paragraph" style:parent-style-name="Text_20_body"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text-properties officeooo:rsid="00175c76" officeooo:paragraph-rsid="00175c76"/>
    </style:style>
    <style:style style:name="P17" style:family="paragraph" style:parent-style-name="Text_20_body" style:list-style-name="L1">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style:font-name="Verdana" fo:font-size="10pt" officeooo:paragraph-rsid="0015c0fc"/>
    </style:style>
    <style:style style:name="P19" style:family="paragraph" style:parent-style-name="Text_20_body" style:list-style-name="L2">
      <style:paragraph-properties fo:margin-top="0in" fo:margin-bottom="0in" style:contextual-spacing="false"/>
      <style:text-properties style:font-name="Verdana" fo:font-size="10pt" officeooo:paragraph-rsid="00164ee3"/>
    </style:style>
    <style:style style:name="P20" style:family="paragraph" style:parent-style-name="Text_20_body" style:list-style-name="L2">
      <style:paragraph-properties fo:margin-top="0in" fo:margin-bottom="0in" style:contextual-spacing="false"/>
      <style:text-properties style:font-name="Verdana" fo:font-size="10pt" officeooo:rsid="0017268f" officeooo:paragraph-rsid="0017268f"/>
    </style:style>
    <style:style style:name="P21" style:family="paragraph" style:parent-style-name="Text_20_body" style:list-style-name="L2">
      <style:paragraph-properties fo:margin-top="0in" fo:margin-bottom="0in" style:contextual-spacing="false"/>
    </style:style>
    <style:style style:name="P22" style:family="paragraph" style:parent-style-name="Text_20_body" style:list-style-name="L3">
      <style:paragraph-properties fo:margin-top="0in" fo:margin-bottom="0in" style:contextual-spacing="false"/>
    </style:style>
    <style:style style:name="P23" style:family="paragraph" style:parent-style-name="Text_20_body" style:list-style-name="L4">
      <style:paragraph-properties fo:margin-top="0in" fo:margin-bottom="0in" style:contextual-spacing="false"/>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style:font-name="Verdana" fo:font-size="10pt"/>
    </style:style>
    <style:style style:name="T4" style:family="text">
      <style:text-properties style:font-name="Verdana" fo:font-size="10pt" fo:letter-spacing="normal"/>
    </style:style>
    <style:style style:name="T5" style:family="text">
      <style:text-properties style:font-name="Verdana" fo:font-size="10pt" fo:font-weight="bold"/>
    </style:style>
    <style:style style:name="T6" style:family="text">
      <style:text-properties style:font-name="Verdana" fo:font-size="10pt" officeooo:rsid="001aeffc"/>
    </style:style>
    <style:style style:name="T7" style:family="text">
      <style:text-properties style:font-name="Verdana" fo:font-size="10pt" fo:font-weight="normal" officeooo:rsid="002227e7" style:font-size-asian="10pt" style:font-weight-asian="normal" style:font-size-complex="10pt" style:font-weight-complex="normal"/>
    </style:style>
    <style:style style:name="T8" style:family="text">
      <style:text-properties style:font-name="Verdana" fo:font-size="10pt" fo:font-weight="normal" officeooo:rsid="00227c6c" style:font-size-asian="10pt" style:font-weight-asian="normal" style:font-size-complex="10pt" style:font-weight-complex="normal"/>
    </style:style>
    <style:style style:name="T9" style:family="text">
      <style:text-properties style:font-name="Verdana" fo:font-weight="normal" officeooo:rsid="002227e7" style:font-weight-asian="normal" style:font-weight-complex="normal"/>
    </style:style>
    <style:style style:name="T10" style:family="text">
      <style:text-properties fo:font-style="italic"/>
    </style:style>
    <style:style style:name="T11" style:family="text">
      <style:text-properties fo:font-weight="bold"/>
    </style:style>
    <style:style style:name="T12" style:family="text">
      <style:text-properties officeooo:rsid="001463bb"/>
    </style:style>
    <style:style style:name="T13" style:family="text">
      <style:text-properties officeooo:rsid="001ba1d7"/>
    </style:style>
    <style:style style:name="T14" style:family="text">
      <style:text-properties officeooo:rsid="001dddae"/>
    </style:style>
    <style:style style:name="T15" style:family="text">
      <style:text-properties fo:color="#000000" style:font-name="Vemana2000" fo:font-size="10pt" style:text-underline-style="none" style:font-size-asian="10pt" style:font-size-complex="10pt"/>
    </style:style>
    <style:style style:name="T16" style:family="text">
      <style:text-properties officeooo:rsid="0023bf8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Fantastic Guide to Understanding Player/Stage</text:p>
      <text:p text:style-name="P5"><text:a xlink:type="simple" xlink:href="http://player-stage-manual.readthedocs.io/en/latest/"><text:span text:style-name="T2">http://player-stage-manual.readthedocs.io/en/latest/</text:span></text:a></text:p>
      <text:p text:style-name="P7"><text:span text:style-name="T9">possibly find textbook: </text:span><text:span text:style-name="T7">Programming Mobile Robots with Aria and Player </text:span><text:span text:style-name="T8">A </text:span><text:span text:style-name="T7">Guide to C++ Object-Oriented Control </text:span><text:span text:style-name="T8">by </text:span><text:a xlink:type="simple" xlink:href="http://link.springer.com/search?facet-creator=%22Amanda+Whitbrook%22"><text:span text:style-name="T15">Amanda Whitbrook</text:span></text:a></text:p>
      <text:p text:style-name="P5"/>
      <text:p text:style-name="P1">Player and Stage Introduction</text:p>
      <text:p text:style-name="P3">Player is a network server for robot control. It provides an interface to the robot's sensors and actuators over the IP network. Your client program talks to Player over a TCP socket, reading data from sensors, writing commands to actuators and configuring devices on the fly.</text:p>
      <text:p text:style-name="P3">A simulation is composed of three parts: </text:p>
      <text:list xml:id="list4438865766265123320" text:style-name="L1">
        <text:list-item>
          <text:p text:style-name="P17"><text:span text:style-name="T3">Your code. This talks to Player.</text:span> </text:p>
        </text:list-item>
        <text:list-item>
          <text:p text:style-name="P17"><text:span text:style-name="T3">Player. This takes your code and sends instructions to a robot. From the robot it gets sensor data and sends it to your code.</text:span> </text:p>
        </text:list-item>
        <text:list-item>
          <text:p text:style-name="P13"><text:span text:style-name="T3">Stage. It receives instructions from Player and moves a simulated robot in a simulated world, it gets sensor data from the robot in the simulation and sends this to Player.</text:span> </text:p>
        </text:list-item>
      </text:list>
      <text:p text:style-name="P1">Basics</text:p>
      <text:p text:style-name="P4">Important File Types</text:p>
      <text:p text:style-name="P3">Three kinds of file you'll need to understand:</text:p>
      <text:list xml:id="list7427319064581322553" text:style-name="L2">
        <text:list-item>
          <text:p text:style-name="P18">a .cfg (configuration) file is what Player reads to get all the information about the robot that you are going to use. This file tells Player which drivers it needs to use in order to interact with the robot (if you use simulation, the driver is always Stage). It also tells Player how to talk to the driver, and how to interpret any data from the driver so that it can be presented to your code. </text:p>
        </text:list-item>
        <text:list-item>
          <text:p text:style-name="P19">a .inc file, which follows the same syntax and format of a .world file but it can be included, which is easily reusable. <text:s/><text:span text:style-name="T12">(defines model, ranger, or laser)</text:span></text:p>
          <text:list>
            <text:list-item>
              <text:p text:style-name="P20">details of robot defined in “pioneer.inc”</text:p>
            </text:list-item>
          </text:list>
        </text:list-item>
        <text:list-item>
          <text:p text:style-name="P21"><text:span text:style-name="T3">a .world file tells Player/Stage what things are available to put in the world. You describe your robot, any items which populate the world and the layout of the world.</text:span> </text:p>
          <text:p text:style-name="P21"/>
        </text:list-item>
      </text:list>
      <text:p text:style-name="P4">Interfaces, Drivers and Device</text:p>
      <text:list xml:id="list5731045340703971851" text:style-name="L3">
        <text:list-item>
          <text:p text:style-name="P22"><text:span text:style-name="T3">Interface: A specification of how to interact with robotic hardware. </text:span> <text:span text:style-name="T1">The interface </text:span><text:span text:style-name="T3">defines</text:span> <text:span text:style-name="T1">the syntax and semantics of all messages that can be exchanged with entities in the same class.</text:span> </text:p>
        </text:list-item>
        <text:list-item>
          <text:p text:style-name="P22"><text:span text:style-name="T4">Driver: A piece of software (usually written in C++) that talks to hardware and translates its inputs and outputs to conform to one or more interfaces.</text:span> </text:p>
        </text:list-item>
        <text:list-item>
          <text:p text:style-name="P14"><text:span text:style-name="T4">Device: A driver bound to an interface so that Player can talk to it directly.</text:span> </text:p>
        </text:list-item>
      </text:list>
      <text:p text:style-name="P3">Example: Consider the laser interface. This interface defines a format in which a planar range-sensor can return range readings (basically a list of ranges, with some meta-data). Now consider <text:soft-page-break/>the sicklms200 driver, which controls a SICK LMS200 laser. The sicklms200 driver knows how to communicate with the laser hardware and retrieve data from it. It also knows how to translate the retrieved data to make it conform to the format defined by the laser interface. The sicklms200 driver can be bound to the laser interface to create a device, which might have the following address: <text:span text:style-name="T10">localhost:6665:laser:0</text:span>.</text:p>
      <text:p text:style-name="P3">The files in the above address correspond to the entries in the player_devaddr_t structure: host, robot, interface and index.</text:p>
      <text:p text:style-name="P3">Player talks to the robot using ports (the default port is 6665). Player and Stage communicate through these ports (even if they're running on the same computer). The above line tells Player which port to listen to and what kind of data to expect. In the example, it's laser data which is being transmitted on port 6665 of the computer that Player is running on (localhost).</text:p>
      <text:p text:style-name="P4">Building a World</text:p>
      <text:p text:style-name="P3">We can run a world and configuration file that comes bundled with Stage. By default, it's in the /usr/local/share/stage/worlds folder. Once in the correct folder, you can run the following command: "player simple.cfg".</text:p>
      <text:p text:style-name="P3">A worldfile is a list of models that describes all the stuff in the simulation, including the basic environment, robots and other objects.</text:p>
      <text:p text:style-name="P3">Let's look at map.inc for an example.</text:p>
      <text:p text:style-name="P3">include "map.inc"</text:p>
      <text:p text:style-name="P3"># configure the GUI window<text:line-break/>window<text:line-break/>(<text:line-break/><text:tab/>size [700.000 700.000] # size of the simulation window in pixels [width height]<text:line-break/><text:tab/>scale 41 # how many pixels each meter requires, &lt; window_size/floorplan_size<text:line-break/>)</text:p>
      <text:p text:style-name="P3"># load an environment bitmap<text:line-break/>floorplan<text:line-break/>(<text:line-break/><text:tab/>bitmap "bitmaps/cave.png" # can by type bmp, jpeg, gif or png<text:line-break/><text:tab/>size [15 15 1.5] # size in meters [x y z] dimensions<text:line-break/>)</text:p>
      <text:p text:style-name="P4">Writing a Configuration (.cfg) File</text:p>
      <text:p text:style-name="P3">For each model in the simulation or device on the robot that you want to interact with, you will need to specify a driver. The driver specification is in the form:</text:p>
      <text:p text:style-name="P3">driver<text:line-break/>(<text:line-break/><text:tab/>name "driver_name" # a list of supported driver names is in the Player Manual, with Stage, the only one needed is "stage"<text:line-break/><text:tab/>provides [device_address] # what kind of information is coming from the driver<text:line-break/><text:tab/># other_parameters<text:line-break/>)</text:p>
      <text:p text:style-name="P3">In your configuration file (.cfg), it always starts with the following for simulation:</text:p>
      <text:p text:style-name="P3"><text:soft-page-break/>driver<text:line-break/>(<text:line-break/><text:tab/>name "stage" # there is a driver called stage<text:line-break/><text:tab/>plugin "stageplugin" # in the stageplugin library</text:p>
      <text:p text:style-name="P3"><text:tab/>provides ["simulation: 0"]  # it conforms to the simulation interface</text:p>
      <text:p text:style-name="P3"><text:tab/># load the named file into the simulator<text:line-break/><text:tab/>worldfile "empty.world"<text:line-break/>)</text:p>
      <text:p text:style-name="P3">The input to the provides parameter is a "device address", which has the format "key:host:robot:<text:span text:style-name="T11">interface</text:span>:<text:span text:style-name="T11">index</text:span>" and parameters are separated by white space. For Stage, the key field doesn't need to be used. The default host is "localhost" which means the computer on which Player is running. The robot field is the port number. The default port is 6665. The interface and index fields are mandatory.</text:p>
      <text:p text:style-name="P3">driver<text:line-break/>(<text:line-break/><text:tab/>name "stage"<text:line-break/><text:tab/>provides ["6665:position2d:0"<text:line-break/><text:tab/><text:tab/>“6665:sonar:0"<text:line-break/><text:tab/><text:tab/>"6665:blobfinder:0"<text:line-break/><text:tab/><text:tab/>"6665:laser:0" ]<text:line-break/><text:tab/>model "bot1"<text:line-break/>)</text:p>
      <text:p text:style-name="P4">Writing Your Code</text:p>
      <text:p text:style-name="Text_20_body"><text:span text:style-name="T3">Player uses a Server/Client structure in order to pass data and instructions between your code and the robot's hardware. Player is a server, and a hardware device on the robot is subscribed as a client to the server via </text:span><text:span text:style-name="T5">proxy</text:span><text:span text:style-name="T3">.</text:span></text:p>
      <text:p text:style-name="P3">There are two kinds of proxies:</text:p>
      <text:list xml:id="list4965918404228974388" text:style-name="L4">
        <text:list-item>
          <text:p text:style-name="P23"><text:span text:style-name="T3">the special server proxy PlayerClient: establish a connection to a Player server.</text:span> </text:p>
        </text:list-item>
        <text:list-item>
          <text:p text:style-name="P15"><text:span text:style-name="T3">the various device-specific proxies: initialized through PlayerClient proxy.</text:span> </text:p>
        </text:list-item>
        <text:list-item>
          <text:p text:style-name="P16">src/player/client_libs/libplayerc++</text:p>
        </text:list-item>
      </text:list>
      <text:p text:style-name="Text_20_body"><text:span text:style-name="T3">Here's an example to set up the connection to the Player server and proxies. </text:span><text:line-break/><text:span text:style-name="Source_20_Text"><text:span text:style-name="T3">#include &lt;stdio.h&gt;<text:line-break/>#include &lt;libplayerc++/playerc++.h&gt;<text:line-break/><text:line-break/>int main(int argc, char *argv[])<text:line-break/>{<text:line-break/><text:tab/>using namespace PlayerCc;<text:line-break/><text:tab/>PlayerClient robot("localhost");<text:line-break/><text:line-break/><text:tab/>Position2dProxy p2dProxy(&amp;robot,0);<text:line-break/><text:tab/>SonarProxy sonarProxy(&amp;robot,0);<text:line-break/><text:tab/>BlobfinderProxy blobProxy(&amp;robot,0);<text:line-break/></text:span></text:span><text:soft-page-break/><text:span text:style-name="Source_20_Text"><text:span text:style-name="T3"><text:tab/>LaserProxy laserProxy(&amp;robot,0);<text:line-break/><text:line-break/><text:tab/>//some control code<text:line-break/><text:tab/>return 0;<text:line-break/>}</text:span></text:span></text:p>
      <text:p text:style-name="Text_20_body"><text:span text:style-name="Source_20_Text"><text:span text:style-name="T3">Jenny's guide also provides a useful introduction to various common proxies that we may use. Check </text:span></text:span><text:a xlink:type="simple" xlink:href="http://playerstage.sourceforge.net/doc/Player-svn/player/group__player__clientlib__cplusplus.html"><text:span text:style-name="Source_20_Text"><text:span text:style-name="T3">this</text:span></text:span></text:a><text:span text:style-name="Source_20_Text"><text:span text:style-name="T3"> link for more information on proxy with C++.</text:span></text:span></text:p>
      <text:p text:style-name="Text_20_body"><text:span text:style-name="Source_20_Text"><text:span text:style-name="T3">To fully understand Player/Stage, check out the main website --&gt; Manual --&gt; Player Manual or Stage Manual with the version you install.</text:span></text:span></text:p>
      <text:p text:style-name="Text_20_body"/>
      <text:p text:style-name="Preformatted_20_Text"><text:bookmark text:name="How To Player-Stage.txt-37"/></text:p>
      <text:p text:style-name="Preformatted_20_Text"><text:bookmark text:name="How To Player-Stage.txt-38"/></text:p>
      <text:p text:style-name="P8">TESTING PLAYER-STAGE:</text:p>
      <text:p text:style-name="Preformatted_20_Text"><text:bookmark text:name="How To Player-Stage.txt-40"/></text:p>
      <text:p text:style-name="Preformatted_20_Text"><text:bookmark text:name="How To Player-Stage.txt-41"/>www.cpp.edu/~ftang/courses/CS521/hw/project1.htm</text:p>
      <text:p text:style-name="Preformatted_20_Text"><text:bookmark text:name="How To Player-Stage.txt-42"/></text:p>
      <text:p text:style-name="Preformatted_20_Text"><text:bookmark text:name="How To Player-Stage.txt-43"/>&lt; TO TEST &gt;</text:p>
      <text:p text:style-name="Preformatted_20_Text"><text:bookmark text:name="How To Player-Stage.txt-44"/><text:s text:c="2"/>$ player ~/src/<text:span text:style-name="T16">s</text:span>tage/worlds/simple.cfg</text:p>
      <text:p text:style-name="P9"><text:bookmark text:name="How To Player-Stage.txt-45"/><text:s text:c="2"/>$ playerv --position2d --laser </text:p>
      <text:p text:style-name="P9"><text:tab/>( Stage-3.0.2 only )</text:p>
      <text:p text:style-name="P10"/>
      <text:p text:style-name="P11"><text:bookmark text:name="How To Player-Stage.txt-47"/></text:p>
      <text:p text:style-name="Preformatted_20_Text"><text:bookmark text:name="How To Player-Stage.txt-48"/>&lt; TO COMPILE &gt;</text:p>
      <text:p text:style-name="Preformatted_20_Text"><text:bookmark text:name="How To Player-Stage.txt-49"/></text:p>
      <text:p text:style-name="Preformatted_20_Text"><text:bookmark text:name="How To Player-Stage.txt-50"/><text:s text:c="2"/>$ g++ -o proj `pkg-config --cflags playerc++` proj.cc `pkg-config --libs playerc++` -lboost_system</text:p>
      <text:p text:style-name="Preformatted_20_Text"><text:bookmark text:name="How To Player-Stage.txt-51"/>(note that ` is different from ')</text:p>
      <text:p text:style-name="Preformatted_20_Text"><text:bookmark text:name="How To Player-Stage.txt-52"/><text:s text:c="8"/></text:p>
      <text:p text:style-name="Preformatted_20_Text"><text:bookmark text:name="How To Player-Stage.txt-53"/><text:s text:c="8"/>An executable file named "proj" should be generated and you can test it with the stage simulator.</text:p>
      <text:p text:style-name="Preformatted_20_Text"><text:bookmark text:name="How To Player-Stage.txt-54"/><text:s text:c="2"/></text:p>
      <text:p text:style-name="Preformatted_20_Text"><text:bookmark text:name="How To Player-Stage.txt-55"/><text:s text:c="8"/>There are some examples provided in the player directory "player/examples/libplayerc++".</text:p>
      <text:p text:style-name="Preformatted_20_Text"><text:bookmark text:name="How To Player-Stage.txt-56"/><text:s text:c="2"/></text:p>
      <text:p text:style-name="Preformatted_20_Text"><text:bookmark text:name="How To Player-Stage.txt-57"/><text:s text:c="2"/></text:p>
      <text:p text:style-name="Preformatted_20_Text"/>
      <text:p text:style-name="Preformatted_20_Text"/>
      <text:p text:style-name="Preformatted_20_Text"><text:bookmark text:name="How To Player-Stage.txt-58"/>&lt; ORDER OF OPERATION &gt;</text:p>
      <text:p text:style-name="Preformatted_20_Text"><text:bookmark text:name="How To Player-Stage.txt-59"/><text:s text:c="2"/></text:p>
      <text:p text:style-name="Preformatted_20_Text"><text:bookmark text:name="How To Player-Stage.txt-60"/><text:s text:c="2"/>1) Run a .cfg file with stage "<text:span text:style-name="T14">stage</text:span> &lt;name&gt;.cfg"</text:p>
      <text:p text:style-name="Preformatted_20_Text"><text:bookmark text:name="How To Player-Stage.txt-61"/><text:s text:c="2"/></text:p>
      <text:p text:style-name="P12"><text:bookmark text:name="How To Player-Stage.txt-62"/><text:s text:c="2"/>2) execute compiled .cc file "<text:span text:style-name="T13">sudo </text:span>./proj"</text:p>
      <text:p text:style-name="Text_20_body"/>
      <text:p text:style-name="Text_20_body"><text:span text:style-name="Source_20_Text"><text:span text:style-name="T3">-----------------------------------------------------------------------------------------------------------</text:span></text:span></text:p>
      <text:p text:style-name="P6"><text:span text:style-name="Source_20_Text"><text:span text:style-name="T6">&lt; To Compile c++ program in general &gt;</text:span></text:span></text:p>
      <text:p text:style-name="P6"><text:span text:style-name="Source_20_Text"><text:span text:style-name="T6">&lt;name&gt;.cpp; clang++ -std=c++11 &lt;name&gt;.cpp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Vemana2000" svg:font-family="Vemana200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3T11:15:15.212230426</meta:creation-date>
    <dc:date>2018-01-05T18:43:30.774244455</dc:date>
    <meta:editing-duration>PT50M18S</meta:editing-duration>
    <meta:editing-cycles>21</meta:editing-cycles>
    <meta:generator>LibreOffice/4.2.8.2$Linux_X86_64 LibreOffice_project/420m0$Build-2</meta:generator>
    <meta:document-statistic meta:table-count="0" meta:image-count="0" meta:object-count="0" meta:page-count="4" meta:paragraph-count="72" meta:word-count="1169" meta:character-count="7377" meta:non-whitespace-character-count="6199"/>
  </office:meta>
</office:document-meta>
</file>